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2" svg:font-family="Mangal"/>
    <style:font-face style:name="OpenSymbol" svg:font-family="OpenSymbo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color="#000000"/>
    </style:style>
    <style:style style:name="P6" style:family="paragraph" style:parent-style-name="Standard" style:list-style-name="">
      <style:paragraph-properties fo:margin-left="0.953cm" fo:margin-right="0cm" fo:margin-top="0.088cm" fo:margin-bottom="0cm" fo:line-height="100%" fo:text-align="start" style:justify-single-word="false" fo:text-indent="-0.953cm" style:auto-text-indent="false" style:text-autospace="none" style:writing-mode="lr-tb">
        <style:tab-stops>
          <style:tab-stop style:position="-0.953cm"/>
          <style:tab-stop style:position="0cm"/>
          <style:tab-stop style:position="1.582cm"/>
          <style:tab-stop style:position="4.122cm"/>
          <style:tab-stop style:position="6.662cm"/>
          <style:tab-stop style:position="9.202cm"/>
          <style:tab-stop style:position="11.742cm"/>
          <style:tab-stop style:position="14.282cm"/>
          <style:tab-stop style:position="16.822cm"/>
          <style:tab-stop style:position="19.362cm"/>
          <style:tab-stop style:position="21.902cm"/>
          <style:tab-stop style:position="24.442cm"/>
          <style:tab-stop style:position="26.982cm"/>
          <style:tab-stop style:position="27.305cm"/>
        </style:tab-stops>
      </style:paragraph-properties>
      <style:text-properties fo:color="#000000" style:text-outline="false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 style:list-style-name="">
      <style:paragraph-properties fo:margin-left="0.953cm" fo:margin-right="0cm" fo:margin-top="0.088cm" fo:margin-bottom="0cm" fo:line-height="100%" fo:text-align="start" style:justify-single-word="false" fo:text-indent="-0.953cm" style:auto-text-indent="false" style:text-autospace="none" style:writing-mode="lr-tb">
        <style:tab-stops>
          <style:tab-stop style:position="-0.953cm"/>
          <style:tab-stop style:position="0cm"/>
          <style:tab-stop style:position="0.318cm"/>
          <style:tab-stop style:position="1.588cm"/>
          <style:tab-stop style:position="2.858cm"/>
          <style:tab-stop style:position="4.128cm"/>
          <style:tab-stop style:position="5.398cm"/>
          <style:tab-stop style:position="6.668cm"/>
          <style:tab-stop style:position="7.938cm"/>
          <style:tab-stop style:position="9.208cm"/>
          <style:tab-stop style:position="10.478cm"/>
          <style:tab-stop style:position="11.748cm"/>
          <style:tab-stop style:position="13.018cm"/>
          <style:tab-stop style:position="14.288cm"/>
          <style:tab-stop style:position="15.558cm"/>
          <style:tab-stop style:position="16.828cm"/>
          <style:tab-stop style:position="18.098cm"/>
          <style:tab-stop style:position="19.368cm"/>
          <style:tab-stop style:position="20.638cm"/>
          <style:tab-stop style:position="21.908cm"/>
          <style:tab-stop style:position="23.178cm"/>
          <style:tab-stop style:position="24.448cm"/>
        </style:tab-stops>
      </style:paragraph-properties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 style:list-style-name="">
      <style:paragraph-properties fo:margin-left="0cm" fo:margin-right="0cm" fo:margin-top="0.088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color="#ff6600"/>
    </style:style>
    <style:style style:name="T8" style:family="text">
      <style:text-properties fo:color="#ff66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ff6600" fo:font-size="10pt" style:font-size-asian="10pt" style:font-size-complex="10pt"/>
    </style:style>
    <style:style style:name="T10" style:family="text">
      <style:text-properties style:font-name="Arial" fo:font-size="10pt" style:font-name-asian="Arial" style:font-size-asian="10pt" style:font-name-complex="Arial" style:font-size-complex="10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text-outline="false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USE CASE</text:span> <text:s text:c="11"/>– Register Customer</text:p>
      <text:p text:style-name="Standard"><text:span text:style-name="T1">LEVEL</text:span> <text:s text:c="17"/>- <text:s/>User Goal</text:p>
      <text:p text:style-name="Standard"><text:span text:style-name="T1">Primary Actor</text:span> <text:s text:c="5"/>- <text:s/>Clerk</text:p>
      <text:p text:style-name="P4">SCOPE<text:tab/> <text:s text:c="6"/>-<text:tab/><text:span text:style-name="T2">Qcity Bank</text:span></text:p>
      <text:p text:style-name="Standard"><text:span text:style-name="T1">StakeHolders and Interest</text:span> -Customer – Wants to Register with Qcity Bank and avail Bank <text:s text:c="2"/></text:p>
      <text:p text:style-name="Standard"><text:s text:c="2"/><text:tab/><text:tab/><text:tab/><text:tab/><text:tab/> <text:s text:c="8"/>Facilities</text:p>
      <text:p text:style-name="Standard"><text:tab/><text:tab/><text:tab/> <text:s text:c="8"/>Clerk – Records detail Provided by Customer to Register wit Bank <text:s text:c="3"/><text:tab/></text:p>
      <text:p text:style-name="Standard"><text:tab/><text:tab/><text:tab/> <text:s text:c="8"/>Qcity Bank – Wants to make Customer Registration Fast and Reliable.</text:p>
      <text:p text:style-name="Standard"><text:span text:style-name="T1">Pre-Conditions</text:span> <text:s text:c="5"/>- Customer Must have an account in Qcity Bank.</text:p>
      <text:list xml:id="list458777741012214523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">Customer must have some Money in his Account</text:p>
                        </text:list-item>
                        <text:list-item>
                          <text:p text:style-name="P1">Customer must know the account number of other customer.</text:p>
                          <text:p text:style-name="P1"/>
                          <text:p text:style-name="P1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1">Sucess Guarantee </text:span><text:s text:c="2"/>- <text:span text:style-name="T5">Customer details given by the customer is recorded. Customer Id is generated</text:span></text:p>
      <text:p text:style-name="Standard"/>
      <text:p text:style-name="Standard"/>
      <text:p text:style-name="Standard"><text:span text:style-name="T1">Main Sucess Scenario</text:span> <text:s/>1-<text:span text:style-name="T4">Customer arrives at <text:s/>the bank and provides details for registration. </text:span></text:p>
      <text:p text:style-name="P8"><text:tab/><text:tab/><text:tab/> <text:s text:c="3"/>2 -Clerk enters the details into the system</text:p>
      <text:p text:style-name="P8"><text:tab/><text:tab/> <text:s text:c="16"/>3 -System validates the customer details.</text:p>
      <text:p text:style-name="P8"><text:tab/><text:tab/><text:tab/> <text:s text:c="3"/>4-System Prompts for confirmation of registration.</text:p>
      <text:p text:style-name="P8"><text:tab/><text:tab/><text:tab/> <text:s text:c="3"/>5-Clerk Confirms registration.</text:p>
      <text:p text:style-name="P8"><text:tab/><text:tab/><text:tab/> <text:s text:c="3"/>6-System generates a customer Id for the customer</text:p>
      <text:p text:style-name="P8"><text:tab/><text:tab/><text:tab/> <text:s text:c="3"/>7-The customer details are saved in the system</text:p>
      <text:p text:style-name="P8"><text:tab/><text:tab/><text:tab/> <text:s text:c="3"/>8-Clerk provides the customer Id to the customer.</text:p>
      <text:p text:style-name="Standard"/>
      <text:p text:style-name="Standard"/>
      <text:p text:style-name="Standard"><text:span text:style-name="T1">Extensions</text:span><text:tab/><text:tab/>-<text:span text:style-name="T3"> </text:span><text:span text:style-name="T4">3-Invalid Customer Details</text:span></text:p>
      <text:p text:style-name="P5"><text:span text:style-name="T13"><text:tab/> <text:s text:c="16"/>-</text:span><text:span text:style-name="T14">System displays an error message.</text:span></text:p>
      <text:p text:style-name="P6"><text:tab/> <text:s/><text:tab/> <text:s text:c="9"/>-<text:span text:style-name="T10">System displays menu.</text:span><text:span text:style-name="T11"> <text:s text:c="8"/></text:span></text:p>
      <text:p text:style-name="P7"><text:tab/><text:tab/><text:tab/> <text:s text:c="14"/>5-. Customer requests to stop registration.</text:p>
      <text:p text:style-name="P6"><text:tab/><text:tab/> <text:s text:c="10"/>-<text:span text:style-name="T10">Clerk cancels registration process.</text:span></text:p>
      <text:p text:style-name="P6"><text:tab/><text:tab/> <text:s text:c="10"/>-<text:span text:style-name="T10">System displays <text:s/>menu</text:span></text:p>
      <text:p text:style-name="P7"><text:s text:c="5"/><text:tab/><text:tab/><text:tab/><text:tab/> 7. System fails to save the customer details provided.</text:p>
      <text:p text:style-name="P6"><text:tab/><text:tab/> <text:s text:c="10"/>-<text:span text:style-name="T10">System displays an </text:span><text:span text:style-name="T12">error message</text:span><text:span text:style-name="T12">.</text:span></text:p>
      <text:p text:style-name="P6"><text:tab/><text:tab/> <text:s text:c="10"/>-<text:span text:style-name="T10">System displays menu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2" svg:font-family="Mangal"/>
    <style:font-face style:name="OpenSymbol" svg:font-family="OpenSymbo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cm" fo:margin-right="0cm" fo:margin-top="0.141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803cm"/>
          <style:tab-stop style:position="2.073cm"/>
          <style:tab-stop style:position="3.343cm"/>
          <style:tab-stop style:position="4.613cm"/>
          <style:tab-stop style:position="5.883cm"/>
          <style:tab-stop style:position="7.153cm"/>
          <style:tab-stop style:position="8.423cm"/>
          <style:tab-stop style:position="9.693cm"/>
          <style:tab-stop style:position="10.963cm"/>
          <style:tab-stop style:position="12.233cm"/>
          <style:tab-stop style:position="13.503cm"/>
          <style:tab-stop style:position="14.773cm"/>
          <style:tab-stop style:position="16.043cm"/>
          <style:tab-stop style:position="17.313cm"/>
          <style:tab-stop style:position="18.583cm"/>
          <style:tab-stop style:position="19.853cm"/>
          <style:tab-stop style:position="21.123cm"/>
          <style:tab-stop style:position="22.393cm"/>
          <style:tab-stop style:position="23.663cm"/>
          <style:tab-stop style:position="24.933cm"/>
        </style:tab-stops>
      </style:paragraph-properties>
      <style:text-properties fo:color="#000000" style:text-outline="false" style:text-line-through-style="none" style:font-name="Arial Unicode MS" fo:font-size="16pt" fo:font-style="normal" fo:text-shadow="none" style:text-underline-style="none" fo:font-weight="normal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Default_7e_LT_7e_Gliederung_20_3" style:display-name="Default~LT~Gliederung 3" style:family="paragraph" style:parent-style-name="Default_7e_LT_7e_Gliederung_20_2">
      <style:paragraph-properties fo:margin-top="0.123cm" fo:margin-bottom="0cm">
        <style:tab-stops>
          <style:tab-stop style:position="0.485cm"/>
          <style:tab-stop style:position="1.755cm"/>
          <style:tab-stop style:position="3.025cm"/>
          <style:tab-stop style:position="4.295cm"/>
          <style:tab-stop style:position="5.565cm"/>
          <style:tab-stop style:position="6.835cm"/>
          <style:tab-stop style:position="8.105cm"/>
          <style:tab-stop style:position="9.375cm"/>
          <style:tab-stop style:position="10.645cm"/>
          <style:tab-stop style:position="11.915cm"/>
          <style:tab-stop style:position="13.185cm"/>
          <style:tab-stop style:position="14.455cm"/>
          <style:tab-stop style:position="15.725cm"/>
          <style:tab-stop style:position="16.995cm"/>
          <style:tab-stop style:position="18.265cm"/>
          <style:tab-stop style:position="19.535cm"/>
          <style:tab-stop style:position="20.805cm"/>
          <style:tab-stop style:position="22.075cm"/>
          <style:tab-stop style:position="23.345cm"/>
          <style:tab-stop style:position="24.615cm"/>
        </style:tab-stops>
      </style:paragraph-properties>
      <style:text-properties fo:font-size="14pt" style:font-size-asian="14pt" style:font-size-complex="14pt"/>
    </style:style>
    <style:style style:name="Default_7e_LT_7e_Gliederung_20_4" style:display-name="Default~LT~Gliederung 4" style:family="paragraph" style:parent-style-name="Default_7e_LT_7e_Gliederung_20_3">
      <style:paragraph-properties fo:margin-top="0.106cm" fo:margin-bottom="0cm">
        <style:tab-stops>
          <style:tab-stop style:position="0.961cm"/>
          <style:tab-stop style:position="2.231cm"/>
          <style:tab-stop style:position="3.501cm"/>
          <style:tab-stop style:position="4.771cm"/>
          <style:tab-stop style:position="6.041cm"/>
          <style:tab-stop style:position="7.311cm"/>
          <style:tab-stop style:position="8.581cm"/>
          <style:tab-stop style:position="9.851cm"/>
          <style:tab-stop style:position="11.121cm"/>
          <style:tab-stop style:position="12.391cm"/>
          <style:tab-stop style:position="13.661cm"/>
          <style:tab-stop style:position="14.931cm"/>
          <style:tab-stop style:position="16.201cm"/>
          <style:tab-stop style:position="17.471cm"/>
          <style:tab-stop style:position="18.741cm"/>
          <style:tab-stop style:position="20.011cm"/>
          <style:tab-stop style:position="21.281cm"/>
          <style:tab-stop style:position="22.551cm"/>
          <style:tab-stop style:position="23.821cm"/>
          <style:tab-stop style:position="25.091cm"/>
        </style:tab-stops>
      </style:paragraph-properties>
      <style:text-properties fo:font-size="12pt" style:font-size-asian="12pt" style:font-size-complex="12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0.162cm"/>
          <style:tab-stop style:position="1.432cm"/>
          <style:tab-stop style:position="2.702cm"/>
          <style:tab-stop style:position="3.972cm"/>
          <style:tab-stop style:position="5.242cm"/>
          <style:tab-stop style:position="6.512cm"/>
          <style:tab-stop style:position="7.782cm"/>
          <style:tab-stop style:position="9.052cm"/>
          <style:tab-stop style:position="10.322cm"/>
          <style:tab-stop style:position="11.592cm"/>
          <style:tab-stop style:position="12.862cm"/>
          <style:tab-stop style:position="14.132cm"/>
          <style:tab-stop style:position="15.402cm"/>
          <style:tab-stop style:position="16.672cm"/>
          <style:tab-stop style:position="17.942cm"/>
          <style:tab-stop style:position="19.212cm"/>
          <style:tab-stop style:position="20.482cm"/>
          <style:tab-stop style:position="21.752cm"/>
          <style:tab-stop style:position="23.022cm"/>
          <style:tab-stop style:position="24.292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="100%" fo:margin-left="0cm" fo:margin-right="0cm" fo:margin-top="0cm" fo:margin-bottom="0cm" fo:line-height="11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e84c4" style:text-outline="false" style:text-line-through-style="none" style:font-name="Arial Unicode MS" fo:font-size="22pt" fo:font-style="normal" fo:text-shadow="none" style:text-underline-style="none" fo:font-weight="bold" style:font-name-asian="Arial Unicode MS" style:font-size-asian="22pt" style:font-style-asian="normal" style:font-weight-asian="bold" style:font-name-complex="Arial Unicode MS" style:font-size-complex="22pt" style:font-style-complex="normal" style:font-weight-complex="bold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.141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font-name="Arial Unicode MS" fo:font-size="16pt" fo:font-style="normal" fo:text-shadow="none" style:text-underline-style="none" fo:font-weight="normal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="100%" fo:margin-left="0cm" fo:margin-right="0cm" fo:margin-top="0cm" fo:margin-bottom="0cm" fo:line-height="11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e84c4" style:text-outline="false" style:text-line-through-style="none" style:font-name="Arial Unicode MS" fo:font-size="22pt" fo:font-style="normal" fo:text-shadow="none" style:text-underline-style="none" fo:font-weight="bold" style:font-name-asian="Arial Unicode MS" style:font-size-asian="22pt" style:font-style-asian="normal" style:font-weight-asian="bold" style:font-name-complex="Arial Unicode MS" style:font-size-complex="22pt" style:font-style-complex="normal" style:font-weight-complex="bold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cm" fo:margin-right="0cm" fo:margin-top="0.141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803cm"/>
          <style:tab-stop style:position="2.073cm"/>
          <style:tab-stop style:position="3.343cm"/>
          <style:tab-stop style:position="4.613cm"/>
          <style:tab-stop style:position="5.883cm"/>
          <style:tab-stop style:position="7.153cm"/>
          <style:tab-stop style:position="8.423cm"/>
          <style:tab-stop style:position="9.693cm"/>
          <style:tab-stop style:position="10.963cm"/>
          <style:tab-stop style:position="12.233cm"/>
          <style:tab-stop style:position="13.503cm"/>
          <style:tab-stop style:position="14.773cm"/>
          <style:tab-stop style:position="16.043cm"/>
          <style:tab-stop style:position="17.313cm"/>
          <style:tab-stop style:position="18.583cm"/>
          <style:tab-stop style:position="19.853cm"/>
          <style:tab-stop style:position="21.123cm"/>
          <style:tab-stop style:position="22.393cm"/>
          <style:tab-stop style:position="23.663cm"/>
          <style:tab-stop style:position="24.933cm"/>
        </style:tab-stops>
      </style:paragraph-properties>
      <style:text-properties fo:color="#000000" style:text-outline="false" style:text-line-through-style="none" style:font-name="Arial Unicode MS" fo:font-size="16pt" fo:font-style="normal" fo:text-shadow="none" style:text-underline-style="none" fo:font-weight="normal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Outline_20_3" style:display-name="Outline 3" style:family="paragraph" style:parent-style-name="Outline_20_2">
      <style:paragraph-properties fo:margin-top="0.123cm" fo:margin-bottom="0cm">
        <style:tab-stops>
          <style:tab-stop style:position="0.485cm"/>
          <style:tab-stop style:position="1.755cm"/>
          <style:tab-stop style:position="3.025cm"/>
          <style:tab-stop style:position="4.295cm"/>
          <style:tab-stop style:position="5.565cm"/>
          <style:tab-stop style:position="6.835cm"/>
          <style:tab-stop style:position="8.105cm"/>
          <style:tab-stop style:position="9.375cm"/>
          <style:tab-stop style:position="10.645cm"/>
          <style:tab-stop style:position="11.915cm"/>
          <style:tab-stop style:position="13.185cm"/>
          <style:tab-stop style:position="14.455cm"/>
          <style:tab-stop style:position="15.725cm"/>
          <style:tab-stop style:position="16.995cm"/>
          <style:tab-stop style:position="18.265cm"/>
          <style:tab-stop style:position="19.535cm"/>
          <style:tab-stop style:position="20.805cm"/>
          <style:tab-stop style:position="22.075cm"/>
          <style:tab-stop style:position="23.345cm"/>
          <style:tab-stop style:position="24.615cm"/>
        </style:tab-stops>
      </style:paragraph-properties>
      <style:text-properties fo:font-size="14pt" style:font-size-asian="14pt" style:font-size-complex="14pt"/>
    </style:style>
    <style:style style:name="Outline_20_4" style:display-name="Outline 4" style:family="paragraph" style:parent-style-name="Outline_20_3">
      <style:paragraph-properties fo:margin-top="0.106cm" fo:margin-bottom="0cm">
        <style:tab-stops>
          <style:tab-stop style:position="0.961cm"/>
          <style:tab-stop style:position="2.231cm"/>
          <style:tab-stop style:position="3.501cm"/>
          <style:tab-stop style:position="4.771cm"/>
          <style:tab-stop style:position="6.041cm"/>
          <style:tab-stop style:position="7.311cm"/>
          <style:tab-stop style:position="8.581cm"/>
          <style:tab-stop style:position="9.851cm"/>
          <style:tab-stop style:position="11.121cm"/>
          <style:tab-stop style:position="12.391cm"/>
          <style:tab-stop style:position="13.661cm"/>
          <style:tab-stop style:position="14.931cm"/>
          <style:tab-stop style:position="16.201cm"/>
          <style:tab-stop style:position="17.471cm"/>
          <style:tab-stop style:position="18.741cm"/>
          <style:tab-stop style:position="20.011cm"/>
          <style:tab-stop style:position="21.281cm"/>
          <style:tab-stop style:position="22.551cm"/>
          <style:tab-stop style:position="23.821cm"/>
          <style:tab-stop style:position="25.091cm"/>
        </style:tab-stops>
      </style:paragraph-properties>
      <style:text-properties fo:font-size="12pt" style:font-size-asian="12pt" style:font-size-complex="12pt"/>
    </style:style>
    <style:style style:name="Outline_20_5" style:display-name="Outline 5" style:family="paragraph" style:parent-style-name="Outline_20_4">
      <style:paragraph-properties>
        <style:tab-stops>
          <style:tab-stop style:position="0.162cm"/>
          <style:tab-stop style:position="1.432cm"/>
          <style:tab-stop style:position="2.702cm"/>
          <style:tab-stop style:position="3.972cm"/>
          <style:tab-stop style:position="5.242cm"/>
          <style:tab-stop style:position="6.512cm"/>
          <style:tab-stop style:position="7.782cm"/>
          <style:tab-stop style:position="9.052cm"/>
          <style:tab-stop style:position="10.322cm"/>
          <style:tab-stop style:position="11.592cm"/>
          <style:tab-stop style:position="12.862cm"/>
          <style:tab-stop style:position="14.132cm"/>
          <style:tab-stop style:position="15.402cm"/>
          <style:tab-stop style:position="16.672cm"/>
          <style:tab-stop style:position="17.942cm"/>
          <style:tab-stop style:position="19.212cm"/>
          <style:tab-stop style:position="20.482cm"/>
          <style:tab-stop style:position="21.752cm"/>
          <style:tab-stop style:position="23.022cm"/>
          <style:tab-stop style:position="24.292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="100%" fo:margin-left="0cm" fo:margin-right="0cm" fo:margin-top="0.141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803cm"/>
          <style:tab-stop style:position="2.073cm"/>
          <style:tab-stop style:position="3.343cm"/>
          <style:tab-stop style:position="4.613cm"/>
          <style:tab-stop style:position="5.883cm"/>
          <style:tab-stop style:position="7.153cm"/>
          <style:tab-stop style:position="8.423cm"/>
          <style:tab-stop style:position="9.693cm"/>
          <style:tab-stop style:position="10.963cm"/>
          <style:tab-stop style:position="12.233cm"/>
          <style:tab-stop style:position="13.503cm"/>
          <style:tab-stop style:position="14.773cm"/>
          <style:tab-stop style:position="16.043cm"/>
          <style:tab-stop style:position="17.313cm"/>
          <style:tab-stop style:position="18.583cm"/>
          <style:tab-stop style:position="19.853cm"/>
          <style:tab-stop style:position="21.123cm"/>
          <style:tab-stop style:position="22.393cm"/>
          <style:tab-stop style:position="23.663cm"/>
          <style:tab-stop style:position="24.933cm"/>
        </style:tab-stops>
      </style:paragraph-properties>
      <style:text-properties fo:color="#000000" style:text-outline="false" style:text-line-through-style="none" style:font-name="Arial Unicode MS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Title1_7e_LT_7e_Gliederung_20_3" style:display-name="Title1~LT~Gliederung 3" style:family="paragraph" style:parent-style-name="Title1_7e_LT_7e_Gliederung_20_2">
      <style:paragraph-properties fo:margin-top="0.123cm" fo:margin-bottom="0cm">
        <style:tab-stops>
          <style:tab-stop style:position="0.485cm"/>
          <style:tab-stop style:position="1.755cm"/>
          <style:tab-stop style:position="3.025cm"/>
          <style:tab-stop style:position="4.295cm"/>
          <style:tab-stop style:position="5.565cm"/>
          <style:tab-stop style:position="6.835cm"/>
          <style:tab-stop style:position="8.105cm"/>
          <style:tab-stop style:position="9.375cm"/>
          <style:tab-stop style:position="10.645cm"/>
          <style:tab-stop style:position="11.915cm"/>
          <style:tab-stop style:position="13.185cm"/>
          <style:tab-stop style:position="14.455cm"/>
          <style:tab-stop style:position="15.725cm"/>
          <style:tab-stop style:position="16.995cm"/>
          <style:tab-stop style:position="18.265cm"/>
          <style:tab-stop style:position="19.535cm"/>
          <style:tab-stop style:position="20.805cm"/>
          <style:tab-stop style:position="22.075cm"/>
          <style:tab-stop style:position="23.345cm"/>
          <style:tab-stop style:position="24.615cm"/>
        </style:tab-stops>
      </style:paragraph-properties>
      <style:text-properties fo:font-size="14pt" style:font-size-asian="14pt" style:font-size-complex="14pt"/>
    </style:style>
    <style:style style:name="Title1_7e_LT_7e_Gliederung_20_4" style:display-name="Title1~LT~Gliederung 4" style:family="paragraph" style:parent-style-name="Title1_7e_LT_7e_Gliederung_20_3">
      <style:paragraph-properties fo:margin-top="0.106cm" fo:margin-bottom="0cm">
        <style:tab-stops>
          <style:tab-stop style:position="0.961cm"/>
          <style:tab-stop style:position="2.231cm"/>
          <style:tab-stop style:position="3.501cm"/>
          <style:tab-stop style:position="4.771cm"/>
          <style:tab-stop style:position="6.041cm"/>
          <style:tab-stop style:position="7.311cm"/>
          <style:tab-stop style:position="8.581cm"/>
          <style:tab-stop style:position="9.851cm"/>
          <style:tab-stop style:position="11.121cm"/>
          <style:tab-stop style:position="12.391cm"/>
          <style:tab-stop style:position="13.661cm"/>
          <style:tab-stop style:position="14.931cm"/>
          <style:tab-stop style:position="16.201cm"/>
          <style:tab-stop style:position="17.471cm"/>
          <style:tab-stop style:position="18.741cm"/>
          <style:tab-stop style:position="20.011cm"/>
          <style:tab-stop style:position="21.281cm"/>
          <style:tab-stop style:position="22.551cm"/>
          <style:tab-stop style:position="23.821cm"/>
          <style:tab-stop style:position="25.091cm"/>
        </style:tab-stops>
      </style:paragraph-properties>
      <style:text-properties fo:font-size="12pt" style:font-size-asian="12pt" style:font-size-complex="12pt"/>
    </style:style>
    <style:style style:name="Title1_7e_LT_7e_Gliederung_20_5" style:display-name="Title1~LT~Gliederung 5" style:family="paragraph" style:parent-style-name="Title1_7e_LT_7e_Gliederung_20_4">
      <style:paragraph-properties>
        <style:tab-stops>
          <style:tab-stop style:position="0.162cm"/>
          <style:tab-stop style:position="1.432cm"/>
          <style:tab-stop style:position="2.702cm"/>
          <style:tab-stop style:position="3.972cm"/>
          <style:tab-stop style:position="5.242cm"/>
          <style:tab-stop style:position="6.512cm"/>
          <style:tab-stop style:position="7.782cm"/>
          <style:tab-stop style:position="9.052cm"/>
          <style:tab-stop style:position="10.322cm"/>
          <style:tab-stop style:position="11.592cm"/>
          <style:tab-stop style:position="12.862cm"/>
          <style:tab-stop style:position="14.132cm"/>
          <style:tab-stop style:position="15.402cm"/>
          <style:tab-stop style:position="16.672cm"/>
          <style:tab-stop style:position="17.942cm"/>
          <style:tab-stop style:position="19.212cm"/>
          <style:tab-stop style:position="20.482cm"/>
          <style:tab-stop style:position="21.752cm"/>
          <style:tab-stop style:position="23.022cm"/>
          <style:tab-stop style:position="24.292cm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="100%" fo:margin-left="0cm" fo:margin-right="0cm" fo:margin-top="0cm" fo:margin-bottom="0cm" fo:line-height="11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e84c4" style:text-outline="false" style:text-line-through-style="none" style:font-name="Arial Unicode MS" fo:font-size="22pt" fo:font-style="normal" fo:text-shadow="none" style:text-underline-style="none" fo:font-weight="bold" style:letter-kerning="true" style:font-name-asian="Arial Unicode MS" style:font-size-asian="22pt" style:font-style-asian="normal" style:font-weight-asian="bold" style:font-name-complex="Arial Unicode MS" style:font-size-complex="22pt" style:font-style-complex="normal" style:font-weight-complex="bold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="100%" fo:margin-left="0cm" fo:margin-right="0cm" fo:margin-top="0.141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font-name="Arial Unicode MS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Title2_7e_LT_7e_Gliederung_20_1" style:display-name="Title2~LT~Gliederung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paragraph" style:parent-style-name="Title2_7e_LT_7e_Gliederung_20_1">
      <style:paragraph-properties fo:margin-top="0.245cm" fo:margin-bottom="0cm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font-size="28pt" style:font-size-asian="28pt" style:font-size-complex="28pt"/>
    </style:style>
    <style:style style:name="Title2_7e_LT_7e_Gliederung_20_3" style:display-name="Title2~LT~Gliederung 3" style:family="paragraph" style:parent-style-name="Title2_7e_LT_7e_Gliederung_20_2">
      <style:paragraph-properties fo:margin-top="0.212cm" fo:margin-bottom="0cm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Title2_7e_LT_7e_Gliederung_20_4" style:display-name="Title2~LT~Gliederung 4" style:family="paragraph" style:parent-style-name="Title2_7e_LT_7e_Gliederung_20_3">
      <style:paragraph-properties fo:margin-top="0.176cm" fo:margin-bottom="0cm"/>
      <style:text-properties fo:font-size="20pt" style:font-size-asian="20pt" style:font-size-complex="20pt"/>
    </style:style>
    <style:style style:name="Title2_7e_LT_7e_Gliederung_20_5" style:display-name="Title2~LT~Gliederung 5" style:family="paragraph" style:parent-style-name="Title2_7e_LT_7e_Gliederung_20_4">
      <style:paragraph-properties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</style:style>
    <style:style style:name="Title2_7e_LT_7e_Gliederung_20_6" style:display-name="Title2~LT~Gliederung 6" style:family="paragraph" style:parent-style-name="Title2_7e_LT_7e_Gliederung_20_5"/>
    <style:style style:name="Title2_7e_LT_7e_Gliederung_20_7" style:display-name="Title2~LT~Gliederung 7" style:family="paragraph" style:parent-style-name="Title2_7e_LT_7e_Gliederung_20_6"/>
    <style:style style:name="Title2_7e_LT_7e_Gliederung_20_8" style:display-name="Title2~LT~Gliederung 8" style:family="paragraph" style:parent-style-name="Title2_7e_LT_7e_Gliederung_20_7"/>
    <style:style style:name="Title2_7e_LT_7e_Gliederung_20_9" style:display-name="Title2~LT~Gliederung 9" style:family="paragraph" style:parent-style-name="Title2_7e_LT_7e_Gliederung_20_8"/>
    <style:style style:name="Title2_7e_LT_7e_Titel" style:display-name="Title2~LT~Titel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font-name="Arial" fo:font-size="24pt" fo:font-style="normal" fo:text-shadow="none" style:text-underline-style="none" fo:font-weight="bold" style:letter-kerning="true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text-overline-style="none" style:text-overline-color="font-color"/>
    </style:style>
    <style:style style:name="Title2_7e_LT_7e_Untertitel" style:display-name="Title2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paragraph">
      <style:paragraph-properties style:text-autospace="none"/>
      <style:text-properties style:letter-kerning="true"/>
    </style:style>
    <style:style style:name="Title2_7e_LT_7e_Hintergrund" style:display-name="Title2~LT~Hintergrund" style:family="paragraph">
      <style:paragraph-properties fo:text-align="center" style:justify-single-word="false" style:text-autospace="none"/>
    </style:style>
    <style:style style:name="Title3_7e_LT_7e_Gliederung_20_1" style:display-name="Title3~LT~Gliederung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paragraph" style:parent-style-name="Title3_7e_LT_7e_Gliederung_20_1">
      <style:paragraph-properties fo:margin-top="0.245cm" fo:margin-bottom="0cm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font-size="28pt" style:font-size-asian="28pt" style:font-size-complex="28pt"/>
    </style:style>
    <style:style style:name="Title3_7e_LT_7e_Gliederung_20_3" style:display-name="Title3~LT~Gliederung 3" style:family="paragraph" style:parent-style-name="Title3_7e_LT_7e_Gliederung_20_2">
      <style:paragraph-properties fo:margin-top="0.212cm" fo:margin-bottom="0cm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Title3_7e_LT_7e_Gliederung_20_4" style:display-name="Title3~LT~Gliederung 4" style:family="paragraph" style:parent-style-name="Title3_7e_LT_7e_Gliederung_20_3">
      <style:paragraph-properties fo:margin-top="0.176cm" fo:margin-bottom="0cm"/>
      <style:text-properties fo:font-size="20pt" style:font-size-asian="20pt" style:font-size-complex="20pt"/>
    </style:style>
    <style:style style:name="Title3_7e_LT_7e_Gliederung_20_5" style:display-name="Title3~LT~Gliederung 5" style:family="paragraph" style:parent-style-name="Title3_7e_LT_7e_Gliederung_20_4">
      <style:paragraph-properties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</style:style>
    <style:style style:name="Title3_7e_LT_7e_Gliederung_20_6" style:display-name="Title3~LT~Gliederung 6" style:family="paragraph" style:parent-style-name="Title3_7e_LT_7e_Gliederung_20_5"/>
    <style:style style:name="Title3_7e_LT_7e_Gliederung_20_7" style:display-name="Title3~LT~Gliederung 7" style:family="paragraph" style:parent-style-name="Title3_7e_LT_7e_Gliederung_20_6"/>
    <style:style style:name="Title3_7e_LT_7e_Gliederung_20_8" style:display-name="Title3~LT~Gliederung 8" style:family="paragraph" style:parent-style-name="Title3_7e_LT_7e_Gliederung_20_7"/>
    <style:style style:name="Title3_7e_LT_7e_Gliederung_20_9" style:display-name="Title3~LT~Gliederung 9" style:family="paragraph" style:parent-style-name="Title3_7e_LT_7e_Gliederung_20_8"/>
    <style:style style:name="Title3_7e_LT_7e_Titel" style:display-name="Title3~LT~Titel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font-name="Arial Unicode MS" fo:font-size="24pt" fo:font-style="normal" fo:text-shadow="none" style:text-underline-style="none" fo:font-weight="bold" style:letter-kerning="true" style:font-name-asian="Arial Unicode MS" style:font-size-asian="24pt" style:font-style-asian="normal" style:font-weight-asian="bold" style:font-name-complex="Arial Unicode MS" style:font-size-complex="24pt" style:font-style-complex="normal" style:font-weight-complex="bold" style:text-emphasize="none" style:text-overline-style="none" style:text-overline-color="font-color"/>
    </style:style>
    <style:style style:name="Title3_7e_LT_7e_Untertitel" style:display-name="Title3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paragraph">
      <style:paragraph-properties style:text-autospace="none"/>
      <style:text-properties style:letter-kerning="true"/>
    </style:style>
    <style:style style:name="Title3_7e_LT_7e_Hintergrund" style:display-name="Title3~LT~Hintergrund" style:family="paragraph">
      <style:paragraph-properties fo:text-align="center" style:justify-single-word="false" style:text-autospace="none"/>
    </style:style>
    <style:style style:name="Title4_7e_LT_7e_Gliederung_20_1" style:display-name="Title4~LT~Gliederung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Title4_7e_LT_7e_Gliederung_20_2" style:display-name="Title4~LT~Gliederung 2" style:family="paragraph" style:parent-style-name="Title4_7e_LT_7e_Gliederung_20_1">
      <style:paragraph-properties fo:margin-top="0.245cm" fo:margin-bottom="0cm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font-size="28pt" style:font-size-asian="28pt" style:font-size-complex="28pt"/>
    </style:style>
    <style:style style:name="Title4_7e_LT_7e_Gliederung_20_3" style:display-name="Title4~LT~Gliederung 3" style:family="paragraph" style:parent-style-name="Title4_7e_LT_7e_Gliederung_20_2">
      <style:paragraph-properties fo:margin-top="0.212cm" fo:margin-bottom="0cm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Title4_7e_LT_7e_Gliederung_20_4" style:display-name="Title4~LT~Gliederung 4" style:family="paragraph" style:parent-style-name="Title4_7e_LT_7e_Gliederung_20_3">
      <style:paragraph-properties fo:margin-top="0.176cm" fo:margin-bottom="0cm"/>
      <style:text-properties fo:font-size="20pt" style:font-size-asian="20pt" style:font-size-complex="20pt"/>
    </style:style>
    <style:style style:name="Title4_7e_LT_7e_Gliederung_20_5" style:display-name="Title4~LT~Gliederung 5" style:family="paragraph" style:parent-style-name="Title4_7e_LT_7e_Gliederung_20_4">
      <style:paragraph-properties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</style:style>
    <style:style style:name="Title4_7e_LT_7e_Gliederung_20_6" style:display-name="Title4~LT~Gliederung 6" style:family="paragraph" style:parent-style-name="Title4_7e_LT_7e_Gliederung_20_5"/>
    <style:style style:name="Title4_7e_LT_7e_Gliederung_20_7" style:display-name="Title4~LT~Gliederung 7" style:family="paragraph" style:parent-style-name="Title4_7e_LT_7e_Gliederung_20_6"/>
    <style:style style:name="Title4_7e_LT_7e_Gliederung_20_8" style:display-name="Title4~LT~Gliederung 8" style:family="paragraph" style:parent-style-name="Title4_7e_LT_7e_Gliederung_20_7"/>
    <style:style style:name="Title4_7e_LT_7e_Gliederung_20_9" style:display-name="Title4~LT~Gliederung 9" style:family="paragraph" style:parent-style-name="Title4_7e_LT_7e_Gliederung_20_8"/>
    <style:style style:name="Title4_7e_LT_7e_Titel" style:display-name="Title4~LT~Titel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font-name="Arial Unicode MS" fo:font-size="24pt" fo:font-style="normal" fo:text-shadow="none" style:text-underline-style="none" fo:font-weight="bold" style:letter-kerning="true" style:font-name-asian="Arial Unicode MS" style:font-size-asian="24pt" style:font-style-asian="normal" style:font-weight-asian="bold" style:font-name-complex="Arial Unicode MS" style:font-size-complex="24pt" style:font-style-complex="normal" style:font-weight-complex="bold" style:text-emphasize="none" style:text-overline-style="none" style:text-overline-color="font-color"/>
    </style:style>
    <style:style style:name="Title4_7e_LT_7e_Untertitel" style:display-name="Title4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Title4_7e_LT_7e_Notizen" style:display-name="Title4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4_7e_LT_7e_Hintergrundobjekte" style:display-name="Title4~LT~Hintergrundobjekte" style:family="paragraph">
      <style:paragraph-properties style:text-autospace="none"/>
      <style:text-properties style:letter-kerning="true"/>
    </style:style>
    <style:style style:name="Title4_7e_LT_7e_Hintergrund" style:display-name="Title4~LT~Hintergrund" style:family="paragraph">
      <style:paragraph-properties fo:text-align="center" style:justify-single-word="false" style:text-autospace="none"/>
    </style:style>
    <style:style style:name="WW-Title1" style:family="paragraph">
      <style:paragraph-properties fo:margin="100%" fo:margin-left="0cm" fo:margin-right="0cm" fo:margin-top="0cm" fo:margin-bottom="0cm" fo:line-height="11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e84c4" style:text-outline="false" style:text-line-through-style="none" style:font-name="Arial Unicode MS" fo:font-size="22pt" fo:font-style="normal" fo:text-shadow="none" style:text-underline-style="none" fo:font-weight="bold" style:font-name-asian="Arial Unicode MS" style:font-size-asian="22pt" style:font-style-asian="normal" style:font-weight-asian="bold" style:font-name-complex="Arial Unicode MS" style:font-size-complex="22pt" style:font-style-complex="normal" style:font-weight-complex="bold" style:text-emphasize="none" style:text-overline-style="none" style:text-overline-color="font-color"/>
    </style:style>
    <style:style style:name="WW-Title12" style:family="paragraph">
      <style:paragraph-properties fo:margin="100%" fo:margin-left="0cm" fo:margin-right="0cm" fo:margin-top="0cm" fo:margin-bottom="0cm" fo:line-height="11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e84c4" style:text-outline="false" style:text-line-through-style="none" style:font-name="Arial Unicode MS" fo:font-size="22pt" fo:font-style="normal" fo:text-shadow="none" style:text-underline-style="none" fo:font-weight="bold" style:font-name-asian="Arial Unicode MS" style:font-size-asian="22pt" style:font-style-asian="normal" style:font-weight-asian="bold" style:font-name-complex="Arial Unicode MS" style:font-size-complex="22pt" style:font-style-complex="normal" style:font-weight-complex="bold" style:text-emphasize="none" style:text-overline-style="none" style:text-overline-color="font-color"/>
    </style:style>
    <style:style style:name="WW-Title123" style:family="paragraph">
      <style:paragraph-properties fo:margin="100%" fo:margin-left="0cm" fo:margin-right="0cm" fo:margin-top="0cm" fo:margin-bottom="0cm" fo:line-height="11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e84c4" style:text-outline="false" style:text-line-through-style="none" style:font-name="Arial Unicode MS" fo:font-size="22pt" fo:font-style="normal" fo:text-shadow="none" style:text-underline-style="none" fo:font-weight="bold" style:font-name-asian="Arial Unicode MS" style:font-size-asian="22pt" style:font-style-asian="normal" style:font-weight-asian="bold" style:font-name-complex="Arial Unicode MS" style:font-size-complex="22pt" style:font-style-complex="normal" style:font-weight-complex="bold" style:text-emphasize="none" style:text-overline-style="none" style:text-ov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4:56:24.98</meta:creation-date>
    <dc:date>2014-04-08T16:49:25.90</dc:date>
    <meta:editing-duration>PT13M54S</meta:editing-duration>
    <meta:editing-cycles>5</meta:editing-cycles>
    <meta:generator>OpenOffice.org/3.4$Win32 OpenOffice.org_project/340m1$Build-9590</meta:generator>
    <meta:document-statistic meta:table-count="0" meta:image-count="0" meta:object-count="0" meta:page-count="1" meta:paragraph-count="30" meta:word-count="202" meta:character-count="1558"/>
  </office:meta>
</office:document-meta>
</file>